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automatic-styles>
    <style:style style:family="text" style:name="a2c921a" style:parent-style-name="Hyperlink">
      <style:text-properties/>
    </style:style>
    <style:style style:family="text" style:name="a471867" style:parent-style-name="Hyperlink"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a2c921a">in  <text:s text:c="4"/>zwei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none" style:country-complex="IN" style:font-size-asian="10.5pt" style:font-size-complex="12pt" style:language-asian="zxx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none" style:country-complex="IN" style:font-name="Times New Roman" style:font-name-asian="Segoe UI" style:font-name-complex="Mangal" style:font-size-asian="10.5pt" style:font-size-complex="12pt" style:language-asian="zxx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S Mincho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8-05T14:19:30.67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3-09-09T13:16:05</dc:date>
    <meta:editing-cycles>1</meta:editing-cycles>
    <meta:editing-duration>P0DT0H0M0.121S</meta:editing-duration>
  </office:meta>
</office:document-meta>
</file>